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totalement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liés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conseil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lie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liez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lia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s-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totalement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lies sur de la de terre se sera ayant été lié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lie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lie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liiez sur de la de terre se sera ayants étés liés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liait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totalement être humain le père et la mère et sera collé à la à femme de lui, et se seront les deux envers chair une.</text:span> <text:span text:style-name="T2">6</text:span> <text:span text:style-name="T1">de sorte que non plus sont deux mais chair une. l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autoris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fais miséricorde nous, Maître,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liée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totalement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liés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conseil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attachent de lien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liait faire et ces-là ne pas abandonner.</text:span> <text:span text:style-name="T2">24</text:span> <text:span text:style-name="T1">guides de chemin aveugles, ceux filtrants au-traver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acrasi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lie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voi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liait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conseillèrent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lie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lie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conseil prirent tous les chefs sacrificateurs et les plus anciens de le de peuple contre de le de Iésous de sorte que mettre à trépas lui·</text:span> <text:span text:style-name="T2">2</text:span> <text:span text:style-name="T1">et ayants liés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conseil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laissas totalement intérieurement;</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conseil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conseil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lie,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lier</text:span> <text:span text:style-name="T2">4</text:span> <text:span text:style-name="T1">par le fait de ce lui souvent à entraves et à chaînes avoir été lié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lia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lie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éress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lie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éteigna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totalement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dépriv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autoris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lié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lié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totalement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totalement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lie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lie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vers achèvement celui-ci sera sauvé.</text:span> <text:span text:style-name="T2">14</text:span> <text:span text:style-name="T1">Lorsque le cas échéant cependant que vous voyiez le abomination de la de désertification ayant dressé là où non lie,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lie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totalement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conseil ayants faits les chefs sacrificateurs avec de les de plus anciens et de lettrés et tout entier le sanhédrin, ayants liés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lié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laissas totalement intérieurement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lie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lie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lié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totalement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e lie de toi, ne pas moi que tu tortures.</text:span> <text:span text:style-name="T2">29</text:span> <text:span text:style-name="T1">annonça à côté car à le à souffle à le à impur sortir au loin de le de être humain. à nombreux car à temps avait ravi avec lui et était attaché de lien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liait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lie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e lie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lié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liés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totalement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liait faire et ces-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lie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lie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lia le Satanas voici dix et huit ans, non liait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lie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totalement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liait,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lie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lier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lie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lié,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totalement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lie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liants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liait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autorisants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lié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lie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lie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liait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lie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lie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lie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lie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Liait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lie.</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lie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totalement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lie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s-là lie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lié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lie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lièrent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conseillé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lié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lièrent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lie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liait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lie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déclarer un son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déclara un son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laisseras totalement intérieurement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laissé totalement intérieurement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lie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lie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déclar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liés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lie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totalement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lié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liés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e lie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liés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lie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lier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lie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liés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conseillèrent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liant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lié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lie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lie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lie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liait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totalement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lie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liant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lié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lie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totalement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lié de lui-même les pieds et les mains dit· cependant ceux-ci dit le souffle le saint· le homme de lequel est la ceinture celle-ci, ainsi lieront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lié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lié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e lie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attachant de lien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liés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lié.</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lie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liait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totalement le Paulus ayant été lié.</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lie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conseil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totalement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lier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e lie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lier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déclare un son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liait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lie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lie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liant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liait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lié à loi· si le cas échéant cependant que meure loin le homme, a été rendu complètement sans travail au loin de le de loi de le de homme.</text:span> <text:span text:style-name="T2">3</text:span> <text:span text:style-name="T1">par conséquent donc de vivant de le de homme adultéresse négociera du besoin si le cas échéant que se devienne à homme à autre-différent· si le cas échéant cependant que meure loin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lie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laissa totalement intérieurement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totalement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lie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le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déprivés;</text:span> <text:span text:style-name="T2">8</text:span> <text:span text:style-name="T1">mais vous vous faites injustice et vous dépriv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autoris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autorise mais le homme, semblablement cependant aussi le homme de le de en propre de corps non autorise mais la femme.</text:span> <text:span text:style-name="T2">5</text:span> <text:span text:style-name="T1">ne pas déprivez les uns les autres, si ne serait-ce que le cas échéant hors de consonant vers moment, afin que que vous vaquiez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lié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lié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lie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a force intérieure,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lie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lie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Lie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liait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laissés totalement intérieurement,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lie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lions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liants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e lie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lie,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lie,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e lie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totalement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lie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délibération de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lié,</text:span> <text:span text:style-name="T2">4</text:span> <text:span text:style-name="T1">afin que que je rende visible lui comme lie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lie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totalement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liants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lie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le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lie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lie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lie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lie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tournure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liants.</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dépriv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lie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lié·</text:span> <text:span text:style-name="T2">10</text:span> <text:span text:style-name="T1">par le fait de ce-ci tous je résiste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lie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laissa totalement intérieurement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délaissai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laissèrent totalement intérieurement·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délaissai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délaissai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lie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lie mettre sur bouche, lesquels des quelconques touts entiers maisons renversent de bas en haut enseignants lesquels ne pas lie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lie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totalement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délaissé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délaissé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liait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laissants totalement intérieurement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délaissé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lie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totalement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croix de honte ayant méprisé en à droite en outre de le de trône de le de Dieu a assis.</text:span> <text:span text:style-name="T2">3</text:span> <text:span text:style-name="T1">que vous vous recalculez car celui telle ayant résisté sous de les de fauteurs envers eux contradiction, afin que ne pas que vous fatiguiez à les à âmes de vous étants défaillis.</text:span> <text:span text:style-name="T2">4</text:span> <text:span text:style-name="T1">Non encore jusqu'à de sang vous constituâtes contre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le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laisse totalement intérieurement,</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éress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liant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tournure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le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tournure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mais si faisants bon et souffrants vous résisterez,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le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tournure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le, en cependant à la à amitié fraternelle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ferme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vieillement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incessants de faute, amorçants âmes non affermies, coeur ayante étée gymnastiqué de cupidité ayants, de imprécation de haut en bas enfants.</text:span> <text:span text:style-name="T2">15</text:span> <text:span text:style-name="T1">ayants laissés totalement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déclar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déclar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vieillement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 étants déliés.</text:span> <text:span text:style-name="T2">11</text:span> <text:span text:style-name="T1">de Ces-ci ainsi de tous de étants déliés de quels sortes lie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délaissés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lie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conseil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lie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liés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lie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lie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lie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lie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lia lui mille ans</text:span> <text:span text:style-name="T2">3</text:span> <text:span text:style-name="T1">et jeta lui envers la abysse et ferma à clef et scella sur le haut de lui, afin que ne pas que égare encore les ethnies jusqu'à l'extrémité que soit achevé les mille ans. après ces-ci lie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lie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011" meta:character-count="1172492" meta:non-whitespace-character-count="947466"/>
    <meta:generator>LibreOffice/7.2.4.1$Windows_X86_64 LibreOffice_project/27d75539669ac387bb498e35313b970b7fe9c4f9</meta:generator>
    <meta:user-defined meta:name="viewport">width=device-width, initial-scale=1</meta:user-defined>
  </office:meta>
</office:document-meta>
</file>